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5 &amp;set_initial <text:s text:c="28"/>|</text:p>
      <text:p text:style-name="P1">16 <text:s text:c="4"/>SET SP #1 <text:s text:c="27"/>| <text:s/>0 0x0000 - &amp;set_initial <text:s/>113 0x0071 0b0000 0000 0100 0111</text:p>
      <text:p text:style-name="P1"><text:s text:c="44"/>| <text:s/>1 0x0001 - <text:s text:c="16"/>1 0x0001 0b0000 0000 0000 0001 #1</text:p>
      <text:p text:style-name="P1">17 <text:s text:c="4"/>SET A #1 <text:s text:c="28"/>| <text:s/>2 0x0002 - <text:s text:c="14"/>110 0x006E 0b0000 0000 0110 1110 </text:p>
      <text:p text:style-name="P1"><text:s text:c="44"/>| <text:s/>3 0x0003 - <text:s text:c="16"/>1 0x0001 0b0000 0000 0000 0001 #1</text:p>
      <text:p text:style-name="P1">18 <text:s text:c="41"/>|</text:p>
      <text:p text:style-name="P1">19 &amp;fib_loop <text:s text:c="31"/>|</text:p>
      <text:p text:style-name="P1">20 <text:s text:c="4"/>COPY SP ACC <text:s text:c="25"/>| <text:s/>4 0x0004 - &amp;fib_loop <text:s text:c="5"/>43 0x002B 0b0000 0000 0010 1011</text:p>
      <text:p text:style-name="P1">21 <text:s text:c="4"/>ADD A <text:s text:c="31"/>| <text:s/>5 0x0005 - <text:s text:c="16"/>0 0x0000 0b0000 0000 0000 0000</text:p>
      <text:p text:style-name="P1">22 <text:s text:c="4"/>JUMP_IF_ACC_GT #1597 &amp;set_initial <text:s text:c="3"/>| <text:s/>6 0x0006 - <text:s text:c="14"/>161 0x00A1 0b0000 0000 1010 0001</text:p>
      <text:p text:style-name="P1"><text:s text:c="44"/>| <text:s/>7 0x0007 - <text:s text:c="13"/>1597 0x063D 0b0000 0110 0011 1101 #1597</text:p>
      <text:p text:style-name="P1"><text:s text:c="44"/>| <text:s/>8 0x0008 - <text:s text:c="16"/>0 0x0000 0b0000 0000 0000 0000 &amp;set_initial</text:p>
      <text:p text:style-name="P1">23 <text:s text:c="4"/>COPY A SP <text:s text:c="27"/>| <text:s/>9 0x0009 - <text:s text:c="15"/>29 0x001D 0b0000 0000 0001 1101</text:p>
      <text:p text:style-name="P1">24 <text:s text:c="4"/>COPY ACC A <text:s text:c="26"/>| 10 0x000A - <text:s text:c="15"/>22 0x0016 0b0000 0000 0001 0110</text:p>
      <text:p text:style-name="P1">25 <text:s text:c="4"/>JUMP &amp;fib_loop <text:s text:c="22"/>| 11 0x000B - <text:s text:c="14"/>125 0x007D 0b0000 0000 0111 1101 </text:p>
      <text:p text:style-name="P1"><text:s text:c="44"/>| 12 0x000C - <text:s text:c="16"/>4 0x0004 0b0000 0000 0000 0100 &amp;fib_lo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y Palmer</meta:initial-creator>
    <meta:creation-date>2023-01-13T22:49:46.01</meta:creation-date>
    <dc:date>2023-01-14T00:00:17.60</dc:date>
    <dc:creator>Andy Palmer</dc:creator>
    <meta:editing-duration>PT1H10M32S</meta:editing-duration>
    <meta:editing-cycles>2</meta:editing-cycles>
    <meta:generator>OpenOffice/4.1.7$Win32 OpenOffice.org_project/417m1$Build-9800</meta:generator>
    <meta:printed-by>Andy Palmer</meta:printed-by>
    <meta:print-date>2023-01-13T22:56:32.61</meta:print-date>
    <meta:document-statistic meta:table-count="0" meta:image-count="0" meta:object-count="0" meta:page-count="1" meta:paragraph-count="16" meta:word-count="175" meta:character-count="1524"/>
  </office:meta>
</office:document-meta>
</file>